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30000002D1CA6AEE21189F8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c2edf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49d9" officeooo:paragraph-rsid="00191e79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191e79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fo:font-style="italic" style:font-style-asian="italic"/>
    </style:style>
    <style:style style:name="P9" style:family="paragraph" style:parent-style-name="Standard">
      <style:text-properties fo:language="en" fo:country="US" fo:font-style="italic" style:font-style-asian="italic" style:font-style-complex="italic"/>
    </style:style>
    <style:style style:name="P10" style:family="paragraph" style:parent-style-name="Standard">
      <style:text-properties fo:language="en" fo:country="US" fo:font-style="italic" officeooo:paragraph-rsid="001b145b" style:font-style-asian="italic" style:font-style-complex="italic"/>
    </style:style>
    <style:style style:name="P11" style:family="paragraph" style:parent-style-name="Standard">
      <style:text-properties fo:language="en" fo:country="US" fo:font-weight="bold" style:font-weight-asian="bold" style:font-weight-complex="bold"/>
    </style:style>
    <style:style style:name="P12" style:family="paragraph" style:parent-style-name="Standard">
      <style:text-properties style:font-weight-complex="bold"/>
    </style:style>
    <style:style style:name="P13" style:family="paragraph" style:parent-style-name="Text_20_body">
      <style:text-properties fo:language="en" fo:country="US" fo:font-style="italic" style:font-style-asian="italic" style:font-style-complex="italic"/>
    </style:style>
    <style:style style:name="P14" style:family="paragraph" style:parent-style-name="Text_20_body">
      <style:text-properties officeooo:paragraph-rsid="001b145b"/>
    </style:style>
    <style:style style:name="P15" style:family="paragraph" style:parent-style-name="Standard" style:master-page-name="MP0">
      <style:paragraph-properties style:page-number="auto" fo:break-before="page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c2edf" officeooo:paragraph-rsid="001c2edf" style:font-weight-asian="bold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text-properties officeooo:paragraph-rsid="001d8a0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d8a09" style:font-weight-asian="bold" style:font-weight-complex="bold"/>
    </style:style>
    <style:style style:name="T3" style:family="text">
      <style:text-properties fo:font-weight="bold" officeooo:rsid="000f49d9" style:font-weight-asian="bold"/>
    </style:style>
    <style:style style:name="T4" style:family="text">
      <style:text-properties fo:font-weight="bold" officeooo:rsid="001c2edf" style:font-weight-asian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1d8a09" style:font-weight-asian="bold" style:font-weight-complex="bold"/>
    </style:style>
    <style:style style:name="T8" style:family="text">
      <style:text-properties fo:language="en" fo:country="US" fo:font-weight="bold" officeooo:rsid="001f0563" style:font-weight-asian="bold" style:font-weight-complex="bold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weight-complex="bold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font-weight="normal" officeooo:rsid="001d8a09" style:font-weight-asian="normal" style:font-weight-complex="normal"/>
    </style:style>
    <style:style style:name="T13" style:family="text">
      <style:text-properties fo:language="en" fo:country="US" fo:font-weight="normal" officeooo:rsid="001f0563" style:font-weight-asian="normal" style:font-weight-complex="normal"/>
    </style:style>
    <style:style style:name="T14" style:family="text">
      <style:text-properties fo:language="en" fo:country="US" officeooo:rsid="001d8a09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1b145b"/>
    </style:style>
    <style:style style:name="T18" style:family="text">
      <style:text-properties officeooo:rsid="001c2edf"/>
    </style:style>
    <style:style style:name="T19" style:family="text">
      <style:text-properties officeooo:rsid="001d8a09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/>
      <text:p text:style-name="P4">ERBASE – Escola Regional de Computação Bahia-Alagoas-Sergipe</text:p>
      <text:p text:style-name="P6"><text:span text:style-name="Fonte_20_parág._20_padrão"><text:span text:style-name="T3">Aracaju</text:span></text:span><text:span text:style-name="Fonte_20_parág._20_padrão"><text:span text:style-name="T1">, </text:span></text:span><text:span text:style-name="Fonte_20_parág._20_padrão"><text:span text:style-name="T3">22</text:span></text:span><text:span text:style-name="Fonte_20_parág._20_padrão"><text:span text:style-name="T1"> de </text:span></text:span><text:span text:style-name="Fonte_20_parág._20_padrão"><text:span text:style-name="T3">Agosto</text:span></text:span><text:span text:style-name="Fonte_20_parág._20_padrão"><text:span text:style-name="T1"> de 2018</text:span></text:span></text:p>
      <text:p text:style-name="P16">Laboratório de Entretenimento Digital Aplicado (LEnDA) - UEFS</text:p>
      <text:p text:style-name="P2">prof. <text:span text:style-name="T18">D.Sc. </text:span>Victor Sarinho</text:p>
      <text:p text:style-name="P1"/>
      <text:p text:style-name="P5"><text:span text:style-name="Fonte_20_parág._20_padrão"><text:span text:style-name="T4">Minicurso</text:span></text:span><text:span text:style-name="Fonte_20_parág._20_padrão"><text:span text:style-name="T1"> – Introdução ao Godot 3 (3ª parte)</text:span></text:span></text:p>
      <text:p text:style-name="P5"/>
      <text:p text:style-name="P5"/>
      <text:p text:style-name="P3">Atividade 1 – Colisão de Sprites;</text:p>
      <text:p text:style-name="P3"/>
      <text:p text:style-name="Standard">1- Crie um novo projeto;</text:p>
      <text:p text:style-name="Standard">2- Adicione um Node2D na Scene inicial;</text:p>
      <text:p text:style-name="Standard">3- Adicione dois Sprites ao Node2D na Scene inicial;</text:p>
      <text:p text:style-name="Standard">4- Carregue a imagem dos Sprites (propriedade Texture) e posicione-os no mesmo nível do eixo Y mas afastados no eixo X;</text:p>
      <text:p text:style-name="Standard">5- Adicione um script com o seguinte código no primeiro Sprite:</text:p>
      <text:p text:style-name="Standard"><text:span text:style-name="Fonte_20_parág._20_padrão"><text:span text:style-name="T6"><text:line-break/></text:span></text:span><text:span text:style-name="Fonte_20_parág._20_padrão"><text:span text:style-name="T9">extends Sprite</text:span></text:span></text:p>
      <text:p text:style-name="P9"/>
      <text:p text:style-name="P9">var start_pos = Vector2()</text:p>
      <text:p text:style-name="P9">var box1 = null</text:p>
      <text:p text:style-name="P9">var box2 = null</text:p>
      <text:p text:style-name="P9"/>
      <text:p text:style-name="P9">func _ready():</text:p>
      <text:p text:style-name="P9"><text:tab/>set_process(true)</text:p>
      <text:p text:style-name="P9"><text:tab/>start_pos = get_position()</text:p>
      <text:p text:style-name="P9"><text:tab/>box1 = RectangleShape2D.new()</text:p>
      <text:p text:style-name="P9"><text:tab/>box2 = RectangleShape2D.new()</text:p>
      <text:p text:style-name="P9"/>
      <text:p text:style-name="P9">func _process(delta):</text:p>
      <text:p text:style-name="P9"><text:tab/># Get a reference to the other sprite</text:p>
      <text:p text:style-name="P9"><text:tab/>var sprite2 = get_node("/root/Node2D/Sprite2")</text:p>
      <text:p text:style-name="P9"><text:s text:c="3"/></text:p>
      <text:p text:style-name="P9"><text:tab/># Update our location</text:p>
      <text:p text:style-name="P9"><text:tab/>self.move_local_x(0.5)</text:p>
      <text:p text:style-name="P9"><text:s text:c="3"/></text:p>
      <text:p text:style-name="P9"><text:tab/># set the boundaries of each RectangleShape2D to those of the texture making up our sprite</text:p>
      <text:p text:style-name="P9"><text:tab/># values are relative to center, thus half width and height</text:p>
      <text:p text:style-name="P9"><text:tab/>box1.set_extents(Vector2(self.get_texture().get_size().x/2,self.get_texture().get_size().y/2))</text:p>
      <text:p text:style-name="P9"><text:tab/>box2.set_extents(Vector2(sprite2.get_texture().get_size().x/2,sprite2.get_texture().get_size().y/2))</text:p>
      <text:p text:style-name="P9"><text:s text:c="3"/></text:p>
      <text:p text:style-name="P9"><text:tab/>#Now check to see if box1 at sprite1's pos collided with box2 and sprite2's position</text:p>
      <text:p text:style-name="P9"><text:tab/>if(box1.collide(get_transform(),box2,sprite2.get_transform())):</text:p>
      <text:p text:style-name="P9"><text:tab/><text:tab/>set_position(start_pos) # it did, so reset position to beginning, what's old is new again!</text:p>
      <text:p text:style-name="P9"/>
      <text:p text:style-name="Standard">6- Execute o projeto (salve a Scene antes) e veja o resultado.</text:p>
      <text:p text:style-name="P3"/>
      <text:p text:style-name="Standard"/>
      <text:p text:style-name="P3"><text:soft-page-break/>Atividade 2 – Trabalhando com RigidBody2D, StaticBody2D e KinematicBody2D;</text:p>
      <text:p text:style-name="Standard"/>
      <text:p text:style-name="Standard">1- Crie um novo projeto;</text:p>
      <text:p text:style-name="Standard">2- Adicione um Node2D na Scene inicial;</text:p>
      <text:p text:style-name="Standard">3- Adicione um RigidBody2D ao Node2D na Scene inicial;</text:p>
      <text:p text:style-name="Standard">4- Adicione um Sprite ao RigidBody2D e carregue uma imagem ao Sprite;</text:p>
      <text:p text:style-name="Standard">5- Posicione o RigidBody2D no centro da tela;</text:p>
      <text:p text:style-name="Standard">6- Execute o projeto (salve a Scene antes) e veja o resultado;</text:p>
      <text:p text:style-name="Standard"/>
      <text:p text:style-name="Standard">7- Acesse a opção do menu /Scene/Project Settings, selecione a opção Physics 2D e altere os valores padrões de gravidade (<text:span text:style-name="Fonte_20_parág._20_padrão"><text:span text:style-name="T15">default_gravity</text:span></text:span>, <text:span text:style-name="Fonte_20_parág._20_padrão"><text:span text:style-name="T15">defult_gravity_vector</text:span></text:span>);</text:p>
      <text:p text:style-name="Standard">8- Execute o projeto (salve a Scene antes) e veja o resultado;</text:p>
      <text:p text:style-name="Standard"/>
      <text:p text:style-name="Standard">9- Selecione RigidBody2D e altere o valor da propriedade Weight pelo Inspector;</text:p>
      <text:p text:style-name="Standard">10- Execute o projeto (salve a Scene antes) e veja o resultado;</text:p>
      <text:p text:style-name="Standard"/>
      <text:p text:style-name="Standard">11- Adicione um CollisionShape2D ao RigidBody2D;</text:p>
      <text:p text:style-name="Standard">12- Selecione a propriedade Shape do CollisionShape2D e defina uma forma ao collider (redimensione-o conforme o tamanho do Sprite);</text:p>
      <text:p text:style-name="Standard">13- Adicione um StaticBody2D ao Node2D na Scene inicial;</text:p>
      <text:p text:style-name="Standard">14- Adicione um Sprite ao StaticBody2D e carregue uma imagem ao Sprite;</text:p>
      <text:p text:style-name="Standard">15- Posicione o StaticBody2D uns 100 pixels abaixo do RigidBody2D;</text:p>
      <text:p text:style-name="Standard">16- Adicione um CollisionShape2D ao StaticBody2D;</text:p>
      <text:p text:style-name="Standard">17- Selecione a propriedade Shape do CollisionShape2D e defina uma forma ao collider (redimensione-o conforme o tamanho do Sprite);</text:p>
      <text:p text:style-name="Standard">18- Execute o projeto (salve a Scene antes) e veja o resultado;</text:p>
      <text:p text:style-name="Standard"/>
      <text:p text:style-name="Standard">19- Substitua um dos CollisionShape2D por um CollisionPolygon2D;</text:p>
      <text:p text:style-name="Standard">20- Selecione o CollisionPolygon2D, selecione o lápis conforme a figura abaixo e desenhe a forma do polígono de colisão desejado;</text:p>
      <text:p text:style-name="Standard"><draw:frame draw:style-name="fr1" draw:name="figuras1" text:anchor-type="paragraph" svg:width="5.583cm" style:rel-width="scale" svg:height="1.191cm" style:rel-height="scale" draw:z-index="0"><draw:image xlink:href="Pictures/10000000000000D30000002D1CA6AEE21189F8A4.png" xlink:type="simple" xlink:show="embed" xlink:actuate="onLoad"/></draw:frame></text:p>
      <text:p text:style-name="Standard"/>
      <text:p text:style-name="Standard"/>
      <text:p text:style-name="Standard">21- Execute o projeto (salve a Scene antes) e veja o resultado;</text:p>
      <text:p text:style-name="Standard"/>
      <text:p text:style-name="Standard">22- Adicione um KinematicBody2D afastado uns 100 pixels no eixo X do StaticBody2D;</text:p>
      <text:p text:style-name="Standard">23- Adicione um Sprite ao KinematicBody2D e carregue uma imagem ao Sprite;</text:p>
      <text:p text:style-name="Standard">24- Adicione um CollisionShape2D ao KinematicBody2D;</text:p>
      <text:p text:style-name="Standard">25- Selecione a propriedade Shape do CollisionShape2D e defina uma forma ao collider (redimensione-o conforme o tamanho do Sprite);</text:p>
      <text:p text:style-name="Standard">26- Adicione o script abaixo ao KinematicBody2D:</text:p>
      <text:p text:style-name="Standard"/>
      <text:p text:style-name="P9">extends KinematicBody2D<text:line-break/><text:line-break/>func _ready():<text:line-break/><text:tab/>set_physics_process(true)<text:line-break/> <text:s text:c="2"/><text:line-break/>func _physics_process(delta):<text:line-break/><text:tab/>move_and_collide(Vector2(0.5,0))</text:p>
      <text:p text:style-name="P7"/>
      <text:p text:style-name="Text_20_body">27- Execute o projeto (salve a Scene antes) e veja o resultado.</text:p>
      <text:p text:style-name="Standard"/>
      <text:p text:style-name="P3"><text:soft-page-break/>Atividade 3 – Inputs &amp; KinematicBody2D;</text:p>
      <text:p text:style-name="Standard"/>
      <text:p text:style-name="Standard">1- Crie um novo projeto;</text:p>
      <text:p text:style-name="Standard">2- Adicione um Node2D na Scene inicial;</text:p>
      <text:p text:style-name="Standard">3- Adicione um KinematicBody2D ao Node2D do projeto;</text:p>
      <text:p text:style-name="Standard">4- Adicione um Sprite ao KinematicBody2D e carregue uma imagem ao Sprite;</text:p>
      <text:p text:style-name="Standard">5- Adicione um CollisionShape2D ao KinematicBody2D;</text:p>
      <text:p text:style-name="Standard">6- Selecione a propriedade Shape do CollisionShape2D e defina uma forma ao collider (redimensione-o conforme o tamanho do Sprite);</text:p>
      <text:p text:style-name="Standard">7- Adicione o script abaixo ao KinematicBody2D:</text:p>
      <text:p text:style-name="Standard"/>
      <text:p text:style-name="P9">extends KinematicBody2D</text:p>
      <text:p text:style-name="P9"/>
      <text:p text:style-name="P9">func _ready():</text:p>
      <text:p text:style-name="P9"><text:tab/>set_process_input(true)</text:p>
      <text:p text:style-name="P9"><text:tab/></text:p>
      <text:p text:style-name="P9">func _input(event):</text:p>
      <text:p text:style-name="P9"><text:tab/># on keyboard cursor key</text:p>
      <text:p text:style-name="P9"><text:tab/>if(event is InputEventKey):</text:p>
      <text:p text:style-name="P9"><text:tab/><text:tab/>if(event.scancode == KEY_RIGHT):</text:p>
      <text:p text:style-name="P9"><text:tab/><text:tab/><text:tab/>move_and_collide(Vector2(1,0))</text:p>
      <text:p text:style-name="P9"><text:tab/><text:tab/>if(event.scancode == KEY_LEFT):</text:p>
      <text:p text:style-name="P9"><text:tab/><text:tab/><text:tab/>move_and_collide(Vector2(-1,0))</text:p>
      <text:p text:style-name="P9"><text:tab/><text:tab/>if(event.scancode == KEY_UP):</text:p>
      <text:p text:style-name="P9"><text:tab/><text:tab/><text:tab/>move_and_collide(Vector2(0,-1))</text:p>
      <text:p text:style-name="P9"><text:tab/><text:tab/>if(event.scancode == KEY_DOWN):</text:p>
      <text:p text:style-name="P9"><text:tab/><text:tab/><text:tab/>move_and_collide(Vector2(0,1))</text:p>
      <text:p text:style-name="P7"/>
      <text:p text:style-name="Standard">8- Adicione um StaticBody2D ao Node2D na Scene inicial;</text:p>
      <text:p text:style-name="Standard">9- Adicione um Sprite ao StaticBody2D e carregue uma imagem ao Sprite;</text:p>
      <text:p text:style-name="Standard">10- Posicione o StaticBody2D uns 100 pixels abaixo do KinematicBody2D;</text:p>
      <text:p text:style-name="Standard">11- Adicione um CollisionShape2D ao StaticBody2D;</text:p>
      <text:p text:style-name="Standard">12- Selecione a propriedade Shape do CollisionShape2D e defina uma forma ao collider (redimensione-o conforme o tamanho do Sprite);</text:p>
      <text:p text:style-name="Text_20_body">13- Execute o projeto (salve a Scene antes), mova o KinematicBody2D ao StaticBody2D e veja o resultado;</text:p>
      <text:p text:style-name="Text_20_body"/>
      <text:p text:style-name="Text_20_body">14- Substitua o script do KinematicBody2D pelo script abaixo:</text:p>
      <text:p text:style-name="Text_20_body"/>
      <text:p text:style-name="P13">extends KinematicBody2D</text:p>
      <text:p text:style-name="P13"/>
      <text:p text:style-name="P13">const speed = 100</text:p>
      <text:p text:style-name="P13"/>
      <text:p text:style-name="P13">func _ready():</text:p>
      <text:p text:style-name="P13"><text:tab/>set_physics_process(true)</text:p>
      <text:p text:style-name="P13"/>
      <text:p text:style-name="P13">func _physics_process(delta):</text:p>
      <text:p text:style-name="P13"><text:soft-page-break/><text:tab/>var direction = Vector2(0,0)</text:p>
      <text:p text:style-name="P13"><text:tab/>if (Input.is_key_pressed(KEY_UP)): <text:s text:c="3"/></text:p>
      <text:p text:style-name="P13"><text:tab/><text:tab/>direction += Vector2(0,-1)</text:p>
      <text:p text:style-name="P13"><text:tab/>if (Input.is_key_pressed(KEY_DOWN)): <text:s/></text:p>
      <text:p text:style-name="P13"><text:tab/><text:tab/>direction += Vector2(0,1)</text:p>
      <text:p text:style-name="P13"><text:tab/>if (Input.is_key_pressed(KEY_LEFT)): <text:s/></text:p>
      <text:p text:style-name="P13"><text:tab/><text:tab/>direction += Vector2(-1,0)</text:p>
      <text:p text:style-name="P13"><text:tab/>if (Input.is_key_pressed(KEY_RIGHT)): <text:s/></text:p>
      <text:p text:style-name="P13"><text:tab/><text:tab/>direction += Vector2(1,0)</text:p>
      <text:p text:style-name="P13"/>
      <text:p text:style-name="P13"><text:tab/>move_and_collide(direction * speed * delta)</text:p>
      <text:p text:style-name="P13"/>
      <text:p text:style-name="Text_20_body">15- Execute o projeto (salve a Scene antes), mova o KinematicBody2D ao StaticBody2D e veja o resultado;</text:p>
      <text:p text:style-name="Text_20_body"/>
      <text:p text:style-name="P3">Atividade 4 – Tratando Colisões;</text:p>
      <text:p text:style-name="P3"><text:s/></text:p>
      <text:p text:style-name="Standard">1- Utilizando o projeto da atividade anterior, substitua o script do KinematicBody2D pelo script abaixo:</text:p>
      <text:p text:style-name="Standard"/>
      <text:p text:style-name="P8">extends KinematicBody2D</text:p>
      <text:p text:style-name="P8"/>
      <text:p text:style-name="P8">const speed = 100</text:p>
      <text:p text:style-name="P8"/>
      <text:p text:style-name="P8">func _ready():</text:p>
      <text:p text:style-name="P8"><text:tab/>set_physics_process(true)</text:p>
      <text:p text:style-name="P8"/>
      <text:p text:style-name="P8">func _physics_process(delta):</text:p>
      <text:p text:style-name="P8"><text:tab/>var direction = Vector2(0,0)</text:p>
      <text:p text:style-name="P8"><text:tab/>if (Input.is_key_pressed(KEY_UP)): <text:s text:c="3"/></text:p>
      <text:p text:style-name="P8"><text:tab/><text:tab/>direction += Vector2(0,-1)</text:p>
      <text:p text:style-name="P8"><text:tab/>if (Input.is_key_pressed(KEY_DOWN)): <text:s/></text:p>
      <text:p text:style-name="P8"><text:tab/><text:tab/>direction += Vector2(0,1)</text:p>
      <text:p text:style-name="P8"><text:tab/>if (Input.is_key_pressed(KEY_LEFT)): <text:s/></text:p>
      <text:p text:style-name="P8"><text:tab/><text:tab/>direction += Vector2(-1,0)</text:p>
      <text:p text:style-name="P8"><text:tab/>if (Input.is_key_pressed(KEY_RIGHT)): <text:s/></text:p>
      <text:p text:style-name="P8"><text:tab/><text:tab/>direction += Vector2(1,0)</text:p>
      <text:p text:style-name="P8"/>
      <text:p text:style-name="P8"><text:tab/>var collision = move_and_collide(direction * speed * delta)</text:p>
      <text:p text:style-name="P8"><text:tab/></text:p>
      <text:p text:style-name="P8"><text:tab/>if collision: </text:p>
      <text:p text:style-name="P8"><text:tab/><text:tab/>print ("Collision with ", collision.collider.get_name())</text:p>
      <text:p text:style-name="P7"/>
      <text:p text:style-name="P18"><text:span text:style-name="Fonte_20_parág._20_padrão"><text:span text:style-name="T14">2</text:span></text:span><text:span text:style-name="Fonte_20_parág._20_padrão"><text:span text:style-name="T5">- </text:span></text:span><text:span text:style-name="Fonte_20_parág._20_padrão"><text:span text:style-name="T10">Renomeie o KinematicBody2D para </text:span></text:span><text:span text:style-name="Fonte_20_parág._20_padrão"><text:span text:style-name="T6">Player</text:span></text:span><text:span text:style-name="Fonte_20_parág._20_padrão"><text:span text:style-name="T10"> e o StaticBody2D para </text:span></text:span><text:span text:style-name="Fonte_20_parág._20_padrão"><text:span text:style-name="T6">Wall</text:span></text:span><text:span text:style-name="Fonte_20_parág._20_padrão"><text:span text:style-name="T10">;</text:span></text:span></text:p>
      <text:p text:style-name="Text_20_body"><text:span text:style-name="T19">3</text:span>- Execute o projeto (salve a Scene antes), mova o <text:span text:style-name="T2">Player</text:span> ao <text:span text:style-name="T2">Wall</text:span> e veja o resultado;</text:p>
      <text:p text:style-name="Text_20_body"/>
      <text:p text:style-name="Standard"><text:soft-page-break/><text:span text:style-name="Fonte_20_parág._20_padrão"><text:span text:style-name="T10"/></text:span></text:p>
      <text:p text:style-name="P12"/>
      <text:p text:style-name="Standard"><text:span text:style-name="T17">4</text:span>- Adicione um Area2D ao Node2D na Scene inicial;</text:p>
      <text:p text:style-name="Standard"><text:span text:style-name="T17">5</text:span>- Adicione um Sprite ao Area2D e carregue uma imagem ao Sprite;</text:p>
      <text:p text:style-name="Standard"><text:span text:style-name="T17">6</text:span>- Posicione o Area2D uns 100 pixels afastado do KinematicBody2D;</text:p>
      <text:p text:style-name="Standard"><text:span text:style-name="T17">7</text:span>- Adicione um CollisionShape2D ao Area2D;</text:p>
      <text:p text:style-name="Standard"><text:span text:style-name="T17">8</text:span>- Selecione a propriedade Shape do CollisionShape2D e defina uma forma ao collider (redimensione-o conforme o tamanho do Sprite);</text:p>
      <text:p text:style-name="Standard"><text:span text:style-name="T17">9</text:span>- Adicione o script abaixo ao Area2D:</text:p>
      <text:p text:style-name="Standard"/>
      <text:p text:style-name="P9">extends Area2D</text:p>
      <text:p text:style-name="P9"/>
      <text:p text:style-name="P10">func _ready():</text:p>
      <text:p text:style-name="P10"><text:tab/>get_node("/root/Node2D/Area2D").connect("body_entered",self,"_on_Area2D_body_enter")</text:p>
      <text:p text:style-name="P9"><text:tab/>get_node("/root/Node2D/Area2D").connect("body_exited",self,"_on_Area2D_body_exit")</text:p>
      <text:p text:style-name="P9"/>
      <text:p text:style-name="P9">func _on_Area2D_body_enter( body ):</text:p>
      <text:p text:style-name="P9"><text:tab/>print("Entered Area2D with body ", body)</text:p>
      <text:p text:style-name="P9">func _on_Area2D_body_exit( body ):</text:p>
      <text:p text:style-name="P9"><text:tab/>print("Exited Area2D with body ", body)<text:line-break/></text:p>
      <text:p text:style-name="P14">1<text:span text:style-name="T17">0</text:span>- Execute o projeto (salve a Scene antes), mova o <text:span text:style-name="Fonte_20_parág._20_padrão"><text:span text:style-name="T7">Player</text:span></text:span> ao Area2D e veja o resultado;</text:p>
      <text:p text:style-name="Text_20_body"/>
      <text:p text:style-name="P14"><text:span text:style-name="T17">11</text:span>- Adicione no final do método <text:span text:style-name="Fonte_20_parág._20_padrão"><text:span text:style-name="T15">_ready()</text:span></text:span> do script do <text:span text:style-name="Fonte_20_parág._20_padrão"><text:span text:style-name="T11">KinematicBody2D</text:span></text:span> o trecho de código abaixo:</text:p>
      <text:p text:style-name="Text_20_body"><text:line-break/><text:span text:style-name="Fonte_20_parág._20_padrão"><text:span text:style-name="T16"><text:tab/></text:span></text:span><text:span text:style-name="Fonte_20_parág._20_padrão"><text:span text:style-name="T9">add_to_group("player")</text:span></text:span></text:p>
      <text:p text:style-name="P11"/>
      <text:p text:style-name="Standard"><text:span text:style-name="T17">12</text:span>- Substitua o método <text:span text:style-name="Fonte_20_parág._20_padrão"><text:span text:style-name="T16">_on_Area2D_body_enter</text:span></text:span> do script do Area2D pelo código abaixo:</text:p>
      <text:p text:style-name="Standard"/>
      <text:p text:style-name="P9">func _on_Area2D_body_enter( body ):<text:tab/><text:line-break/><text:tab/>if body in get_tree().get_nodes_in_group("player"):<text:line-break/><text:tab/><text:tab/>print("Player Entered Area2D with body ", body)<text:line-break/><text:tab/>else:<text:line-break/><text:tab/><text:tab/>print("Entered Area2D with body ", body)</text:p>
      <text:p text:style-name="P7"/>
      <text:p text:style-name="P14"><text:span text:style-name="T17">13</text:span>- Execute o projeto (salve a Scene antes), mova o <text:span text:style-name="Fonte_20_parág._20_padrão"><text:span text:style-name="T8">Player</text:span></text:span> ao Area2D e veja o resultado.</text:p>
      <text:p text:style-name="Text_20_body"/>
      <text:p text:style-name="P3">Atividade 5 – Meu Segundo Jogo – Labirinto Físico;</text:p>
      <text:p text:style-name="Standard"/>
      <text:p text:style-name="Standard">Construa um labirinto formado por vários objetos Area2D. O personagem representado por um KinematicBody2D deve desviar destes objetos e chegar ao final do labirinto no menor tempo. Ao tocar em um destes objetos o personagem deve voltar para o local de origem. Um HUD de tempo deve ser exibido para o jogador. Uma mensagem deve ser exibida para o usuário quando ele concluir o jogo informando o tempo total gasto. Se o jogador demorar mais do que 5 min, o jogo deve informar “Fim de Jogo”.</text:p>
      <text:p text:style-name="Standard"/>
      <text:p text:style-name="Standard"/>
      <text:p text:style-name="P3">Atividade 6 – Meu Terceiro Jogo – Flappy Bird cover;</text:p>
      <text:p text:style-name="Standard"><text:soft-page-break/></text:p>
      <text:p text:style-name="Standard">Construa um clone simplificado do jogo Flappy Bird. Adicione apenas 3 fileiras de cano para o pássaro atravessar. O personagem representado por um RigidBody2D receberá forças direcionais conforme as entradas do usuário. O jogo finaliza após atravessar os três canos.</text:p>
      <text:p text:style-name="Standard"/>
      <text:p text:style-name="Standard"/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6-09-12T14:40:00Z</meta:creation-date>
    <dc:date>2018-08-20T14:50:08.282000000</dc:date>
    <meta:editing-cycles>81</meta:editing-cycles>
    <meta:editing-duration>PT17H29M11S</meta:editing-duration>
    <meta:document-statistic meta:table-count="0" meta:image-count="1" meta:object-count="0" meta:page-count="6" meta:paragraph-count="158" meta:word-count="1185" meta:character-count="8672" meta:non-whitespace-character-count="7502"/>
    <meta:template xlink:type="simple" xlink:actuate="onRequest" xlink:title="" xlink:href="Normal.dotm"/>
  </office:meta>
</office:document-meta>
</file>